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099C000038BD3C835811.svm" manifest:media-type=""/>
  <manifest:file-entry manifest:full-path="Pictures/100002010000016300000050DAFB9A08.png" manifest:media-type=""/>
  <manifest:file-entry manifest:full-path="Pictures/10000000000009500000023832C36E1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ubtituloPortadaYDemostrativos">
      <style:text-properties officeooo:rsid="001c93e0" officeooo:paragraph-rsid="001c93e0"/>
    </style:style>
    <style:style style:name="P4" style:family="paragraph" style:parent-style-name="Standard">
      <style:text-properties officeooo:rsid="0014cfd4"/>
    </style:style>
    <style:style style:name="P5" style:family="paragraph" style:parent-style-name="Standard">
      <style:text-properties officeooo:rsid="0010b37c" officeooo:paragraph-rsid="0010b37c"/>
    </style:style>
    <style:style style:name="P6" style:family="paragraph" style:parent-style-name="Contents_20_1">
      <style:text-properties officeooo:rsid="001c93e0" officeooo:paragraph-rsid="001c93e0"/>
    </style:style>
    <style:style style:name="P7" style:family="paragraph" style:parent-style-name="Textos">
      <style:text-properties officeooo:rsid="00245c96" officeooo:paragraph-rsid="00245c96"/>
    </style:style>
    <style:style style:name="P8" style:family="paragraph" style:parent-style-name="Textos">
      <style:text-properties officeooo:rsid="00257d85"/>
    </style:style>
    <style:style style:name="P9" style:family="paragraph" style:parent-style-name="Textos">
      <style:text-properties officeooo:rsid="00257a23"/>
    </style:style>
    <style:style style:name="P10" style:family="paragraph" style:parent-style-name="PieTablaIlustraciones">
      <style:text-properties officeooo:rsid="00257d85" officeooo:paragraph-rsid="00257d85"/>
    </style:style>
    <style:style style:name="P11" style:family="paragraph" style:parent-style-name="Table_20_Contents">
      <style:text-properties style:font-name="Tahoma1" fo:font-size="10pt" style:font-size-asian="10.5pt"/>
    </style:style>
    <style:style style:name="P12" style:family="paragraph" style:parent-style-name="Nivel2">
      <style:text-properties officeooo:rsid="001f02b7" officeooo:paragraph-rsid="001f02b7"/>
    </style:style>
    <style:style style:name="P13" style:family="paragraph" style:parent-style-name="TituloColumnaTabla">
      <style:text-properties officeooo:rsid="00245c96"/>
    </style:style>
    <style:style style:name="P14" style:family="paragraph" style:parent-style-name="TituloColumnaTabla">
      <style:text-properties officeooo:rsid="00245c96" officeooo:paragraph-rsid="00245c96"/>
    </style:style>
    <style:style style:name="P15" style:family="paragraph" style:parent-style-name="TituloColumnaTabla">
      <style:text-properties officeooo:rsid="00257a23" officeooo:paragraph-rsid="00257a23"/>
    </style:style>
    <style:style style:name="P16" style:family="paragraph" style:parent-style-name="Nivel3">
      <style:text-properties officeooo:rsid="001f02b7" officeooo:paragraph-rsid="001f02b7"/>
    </style:style>
    <style:style style:name="P17" style:family="paragraph" style:parent-style-name="Nivel1">
      <style:text-properties officeooo:rsid="00257a23" officeooo:paragraph-rsid="00257a23"/>
    </style:style>
    <style:style style:name="P18" style:family="paragraph" style:parent-style-name="Standard">
      <style:text-properties officeooo:rsid="001c93e0" officeooo:paragraph-rsid="0010b37c"/>
    </style:style>
    <style:style style:name="P19" style:family="paragraph" style:parent-style-name="SubtituloPortadaYDemostrativos">
      <style:text-properties officeooo:rsid="0010b37c" officeooo:paragraph-rsid="0010b37c"/>
    </style:style>
    <style:style style:name="P20" style:family="paragraph" style:parent-style-name="TituloDemostrativo" style:master-page-name="PortadaDemostrativos">
      <style:paragraph-properties style:page-number="auto">
        <style:tab-stops>
          <style:tab-stop style:position="6.449cm"/>
        </style:tab-stops>
      </style:paragraph-properties>
      <style:text-properties style:font-name="Tahoma" officeooo:paragraph-rsid="002a7fc0"/>
    </style:style>
    <style:style style:name="P21" style:family="paragraph" style:parent-style-name="Nivel1" style:master-page-name="Pagina">
      <style:paragraph-properties style:page-number="auto"/>
      <style:text-properties officeooo:rsid="00257a23" officeooo:paragraph-rsid="00257a23"/>
    </style:style>
    <style:style style:name="P22" style:family="paragraph" style:parent-style-name="TablaContenidosDemostrativo" style:master-page-name="Pagina">
      <style:paragraph-properties style:page-number="auto"/>
    </style:style>
    <style:style style:name="P23" style:family="paragraph" style:parent-style-name="Textos" style:master-page-name="Pagina">
      <style:paragraph-properties style:page-number="auto"/>
      <style:text-properties officeooo:rsid="00245c96" officeooo:paragraph-rsid="00245c96"/>
    </style:style>
    <style:style style:name="P24" style:family="paragraph" style:parent-style-name="Textos">
      <style:paragraph-properties fo:break-before="page"/>
    </style:style>
    <style:style style:name="P25" style:family="paragraph" style:parent-style-name="Enumeraciones">
      <style:text-properties officeooo:paragraph-rsid="002a7fc0"/>
    </style:style>
    <style:style style:name="P26" style:family="paragraph" style:parent-style-name="CuerpoTabla">
      <style:text-properties officeooo:paragraph-rsid="002a7fc0"/>
    </style:style>
    <style:style style:name="P27" style:family="paragraph" style:parent-style-name="CuerpoTabla">
      <style:text-properties officeooo:rsid="00245c96" officeooo:paragraph-rsid="002a7fc0"/>
    </style:style>
    <style:style style:name="P28" style:family="paragraph" style:parent-style-name="Tabla_20_contenidos_20_nivel1">
      <style:paragraph-properties>
        <style:tab-stops>
          <style:tab-stop style:position="17cm" style:type="right" style:leader-style="dotted" style:leader-text="."/>
        </style:tab-stops>
      </style:paragraph-properties>
    </style:style>
    <style:style style:name="P29" style:family="paragraph" style:parent-style-name="Tabla_20_contenidos_20_nivel2">
      <style:paragraph-properties>
        <style:tab-stops>
          <style:tab-stop style:position="16.801cm" style:type="right" style:leader-style="dotted" style:leader-text="."/>
        </style:tab-stops>
      </style:paragraph-properties>
    </style:style>
    <style:style style:name="P30" style:family="paragraph" style:parent-style-name="Nivel2">
      <style:text-properties fo:font-weight="bold" style:font-weight-asian="bold" style:font-weight-complex="bold"/>
    </style:style>
    <style:style style:name="T1" style:family="text">
      <style:text-properties officeooo:rsid="00257a23"/>
    </style:style>
    <style:style style:name="T2" style:family="text">
      <style:text-properties officeooo:rsid="002a7fc0"/>
    </style:style>
    <style:style style:name="T3" style:family="text">
      <style:text-properties fo:font-weight="normal" style:font-weight-asian="normal" style:font-weight-complex="normal"/>
    </style:style>
    <style:style style:name="T4" style:family="text">
      <style:text-properties officeooo:rsid="0018896e"/>
    </style:style>
    <style:style style:name="T5" style:family="text">
      <style:text-properties officeooo:rsid="0018e3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Acta reunión OMA</text:span></text:p>
      <text:p text:style-name="P5"/>
      <text:p text:style-name="SubtituloPortadaYDemostrativos">Tipo de documento: <text:span text:style-name="T1">Acta</text:span></text:p>
      <text:p text:style-name="SubtituloPortadaYDemostrativos"><text:span text:style-name="T2">22</text:span>/<text:span text:style-name="T2">10</text:span>/<text:span text:style-name="T2">13</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P14">Identificador del documento:</text:p>
          </table:table-cell>
          <table:table-cell table:style-name="Tabla2.B1" office:value-type="string">
            <text:p text:style-name="P26"><text:span text:style-name="T2">T0.2.1.1</text:span></text:p>
          </table:table-cell>
        </table:table-row>
        <table:table-row>
          <table:table-cell table:style-name="Tabla2.A2" office:value-type="string">
            <text:p text:style-name="P14">Fecha:</text:p>
          </table:table-cell>
          <table:table-cell table:style-name="Tabla2.B2" office:value-type="string">
            <text:p text:style-name="P26"><text:span text:style-name="T2">22/10/2013</text:span></text:p>
          </table:table-cell>
        </table:table-row>
        <table:table-row>
          <table:table-cell table:style-name="Tabla2.A2" office:value-type="string">
            <text:p text:style-name="P14">Actividad:</text:p>
          </table:table-cell>
          <table:table-cell table:style-name="Tabla2.B2" office:value-type="string">
            <text:p text:style-name="P26"><text:span text:style-name="T2">Acta de la reunión mantenida con miembros de la OMA</text:span></text:p>
          </table:table-cell>
        </table:table-row>
        <table:table-row>
          <table:table-cell table:style-name="Tabla2.A2" office:value-type="string">
            <text:p text:style-name="P14">Estado del documento:</text:p>
          </table:table-cell>
          <table:table-cell table:style-name="Tabla2.B2" office:value-type="string">
            <text:p text:style-name="P26"><text:span text:style-name="T2">Terminado</text:span></text:p>
          </table:table-cell>
        </table:table-row>
        <table:table-row>
          <table:table-cell table:style-name="Tabla2.A2" office:value-type="string">
            <text:p text:style-name="P14">Enlace del documento:</text:p>
          </table:table-cell>
          <table:table-cell table:style-name="Tabla2.B2" office:value-type="string">
            <text:p text:style-name="CuerpoTabla"/>
          </table:table-cell>
        </table:table-row>
      </table:table>
      <text:p text:style-name="Textos"/>
      <text:p text:style-name="P7"/>
      <text:p text:style-name="P7"/>
      <text:p text:style-name="P23">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1"/>
          </table:table-cell>
          <table:table-cell table:style-name="Tabla3.B1" office:value-type="string">
            <text:p text:style-name="P14">Nombre</text:p>
          </table:table-cell>
          <table:table-cell table:style-name="Tabla3.B1" office:value-type="string">
            <text:p text:style-name="P14">Compañia / Actividad</text:p>
          </table:table-cell>
          <table:table-cell table:style-name="Tabla3.B1" office:value-type="string">
            <text:p text:style-name="P14">Fecha</text:p>
          </table:table-cell>
          <table:table-cell table:style-name="Tabla3.E1" office:value-type="string">
            <text:p text:style-name="P14">Firma</text:p>
          </table:table-cell>
        </table:table-row>
        <table:table-row>
          <table:table-cell table:style-name="Tabla3.B1" office:value-type="string">
            <text:p text:style-name="P14"/>
            <text:p text:style-name="P14">Autor</text:p>
            <text:p text:style-name="P14"/>
          </table:table-cell>
          <table:table-cell table:style-name="Tabla3.B2" office:value-type="string">
            <text:p text:style-name="P26"><text:span text:style-name="T2">Silvia Carrera</text:span></text:p>
          </table:table-cell>
          <table:table-cell table:style-name="Tabla3.B2" office:value-type="string">
            <text:p text:style-name="P26"><text:span text:style-name="T2">Equipo B4</text:span></text:p>
          </table:table-cell>
          <table:table-cell table:style-name="Tabla3.B2" office:value-type="string">
            <text:p text:style-name="P27"><text:span text:style-name="T2">22/10/13</text:span></text:p>
          </table:table-cell>
          <table:table-cell table:style-name="Tabla3.E2" office:value-type="string">
            <text:p text:style-name="CuerpoTabla"/>
          </table:table-cell>
        </table:table-row>
        <table:table-row>
          <table:table-cell table:style-name="Tabla3.B2" office:value-type="string">
            <text:p text:style-name="P14"/>
            <text:p text:style-name="P14">Verificado por</text:p>
            <text:p text:style-name="P14"/>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4"/>
            <text:p text:style-name="P14">Revisado por</text:p>
            <text:p text:style-name="P14"/>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P14"/>
            <text:p text:style-name="P14">Aprobado por</text:p>
            <text:p text:style-name="P14"/>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P7"/>
      <text:p text:style-name="P7">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Versión</text:p>
          </table:table-cell>
          <table:table-cell table:style-name="Tabla4.A1" office:value-type="string">
            <text:p text:style-name="P14">Fecha</text:p>
          </table:table-cell>
          <table:table-cell table:style-name="Tabla4.A1" office:value-type="string">
            <text:p text:style-name="P14">Comentario</text:p>
          </table:table-cell>
          <table:table-cell table:style-name="Tabla4.D1" office:value-type="string">
            <text:p text:style-name="P14">Autor</text:p>
          </table:table-cell>
        </table:table-row>
        <table:table-row>
          <table:table-cell table:style-name="Tabla4.A2" office:value-type="string">
            <text:p text:style-name="CuerpoTabla"><text:span text:style-name="T2">V0</text:span></text:p>
          </table:table-cell>
          <table:table-cell table:style-name="Tabla4.A2" office:value-type="string">
            <text:p text:style-name="CuerpoTabla"><text:span text:style-name="T2">17/10/13</text:span></text:p>
          </table:table-cell>
          <table:table-cell table:style-name="Tabla4.A2" office:value-type="string">
            <text:p text:style-name="CuerpoTabla">Realización del acta correspondiente a la reunión mantenida con representante de la OMA</text:p>
          </table:table-cell>
          <table:table-cell table:style-name="Tabla4.D2" office:value-type="string">
            <text:p text:style-name="CuerpoTabla">Silvia Carrera Álvarez</text:p>
          </table:table-cell>
        </table:table-row>
        <table:table-row>
          <table:table-cell table:style-name="Tabla4.A2" office:value-type="string">
            <text:p text:style-name="CuerpoTabla"><text:span text:style-name="T2">V1</text:span></text:p>
          </table:table-cell>
          <table:table-cell table:style-name="Tabla4.A2" office:value-type="string">
            <text:p text:style-name="CuerpoTabla"><text:span text:style-name="T2">17/10/13</text:span></text:p>
          </table:table-cell>
          <table:table-cell table:style-name="Tabla4.A2" office:value-type="string">
            <text:p text:style-name="CuerpoTabla">Cambios en el documento a propuesta de la representante de la OMA</text:p>
          </table:table-cell>
          <table:table-cell table:style-name="Tabla4.D2" office:value-type="string">
            <text:p text:style-name="CuerpoTabla">Silvia Carrera Álvarez</text:p>
          </table:table-cell>
        </table:table-row>
        <table:table-row>
          <table:table-cell table:style-name="Tabla4.A2" office:value-type="string">
            <text:p text:style-name="P26"><text:span text:style-name="T2">V2</text:span></text:p>
          </table:table-cell>
          <table:table-cell table:style-name="Tabla4.A2" office:value-type="string">
            <text:p text:style-name="P26"><text:span text:style-name="T2">22/10/13</text:span></text:p>
          </table:table-cell>
          <table:table-cell table:style-name="Tabla4.A2" office:value-type="string">
            <text:p text:style-name="P26"><text:span text:style-name="T2">Adaptación del documento a la nueva plantilla de actas</text:span></text:p>
          </table:table-cell>
          <table:table-cell table:style-name="Tabla4.D2" office:value-type="string">
            <text:p text:style-name="P26"><text:span text:style-name="T2">Silvia Carrera Álvarez</text:span></text:p>
          </table:table-cell>
        </table:table-row>
      </table:table>
      <text:p text:style-name="P7"/>
      <text:p text:style-name="P7">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P13">Versión</text:p>
          </table:table-cell>
          <table:table-cell table:style-name="Tabla5.A1" office:value-type="string">
            <text:p text:style-name="P14">Item</text:p>
          </table:table-cell>
          <table:table-cell table:style-name="Tabla5.C1" office:value-type="string">
            <text:p text:style-name="P14">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P7"/>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22">Tabla de contenido</text:p>
          </text:index-title>
          <text:p text:style-name="P28"><text:a xlink:type="simple" xlink:href="#__RefHeading__1803_1352885363" text:style-name="Index_20_Link" text:visited-style-name="Index_20_Link">Datos de la reunión:<text:tab/>4</text:a></text:p>
          <text:p text:style-name="P29"><text:a xlink:type="simple" xlink:href="#__RefHeading__744_302876939" text:style-name="Index_20_Link" text:visited-style-name="Index_20_Link">Tabla 01. Datos de la reunion, 2013<text:tab/>4</text:a></text:p>
          <text:p text:style-name="P28"><text:a xlink:type="simple" xlink:href="#__RefHeading__746_302876939" text:style-name="Index_20_Link" text:visited-style-name="Index_20_Link">Puntos del orden del día:<text:tab/>4</text:a></text:p>
          <text:p text:style-name="P28"><text:a xlink:type="simple" xlink:href="#__RefHeading__748_302876939" text:style-name="Index_20_Link" text:visited-style-name="Index_20_Link">Resumen de los puntos tratados:<text:tab/>4</text:a></text:p>
          <text:p text:style-name="P29"><text:a xlink:type="simple" xlink:href="#__RefHeading__750_302876939" text:style-name="Index_20_Link" text:visited-style-name="Index_20_Link">Procesos de información SimaPro:<text:tab/>4</text:a></text:p>
          <text:p text:style-name="P29"><text:a xlink:type="simple" xlink:href="#__RefHeading__754_302876939" text:style-name="Index_20_Link" text:visited-style-name="Index_20_Link">Fases a cubrir desde B4 para la OMA.<text:tab/>4</text:a></text:p>
          <text:p text:style-name="P29"><text:a xlink:type="simple" xlink:href="#__RefHeading__793_154428963" text:style-name="Index_20_Link" text:visited-style-name="Index_20_Link">Huelga general en educación:<text:tab/>6</text:a></text:p>
        </text:index-body>
      </text:table-of-content>
      <text:p text:style-name="Nivel1"/>
      <text:p text:style-name="P4"/>
      <text:p text:style-name="P1"/>
      <text:p text:style-name="P1"/>
      <text:p text:style-name="P1"/>
      <text:p text:style-name="P1"/>
      <text:p text:style-name="P21"><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P15">Fecha de celebración:</text:p>
          </table:table-cell>
          <table:table-cell table:style-name="Tabla6.B1" office:value-type="string">
            <text:p text:style-name="CuerpoTabla">Martes, 15 de octubre de 2013</text:p>
          </table:table-cell>
        </table:table-row>
        <table:table-row>
          <table:table-cell table:style-name="Tabla6.A2" office:value-type="string">
            <text:p text:style-name="P15">Lugar de celebración:</text:p>
          </table:table-cell>
          <table:table-cell table:style-name="Tabla6.B2" office:value-type="string">
            <text:p text:style-name="CuerpoTabla">Sala de Xuntas – Edificio Politécnico – Campus Ourense</text:p>
          </table:table-cell>
        </table:table-row>
        <table:table-row>
          <table:table-cell table:style-name="Tabla6.A2" office:value-type="string">
            <text:p text:style-name="P15">Hora de inicio:</text:p>
          </table:table-cell>
          <table:table-cell table:style-name="Tabla6.B2" office:value-type="string">
            <text:p text:style-name="CuerpoTabla">11:00</text:p>
          </table:table-cell>
        </table:table-row>
        <table:table-row>
          <table:table-cell table:style-name="Tabla6.A2" office:value-type="string">
            <text:p text:style-name="P15">Hora de finalización:</text:p>
          </table:table-cell>
          <table:table-cell table:style-name="Tabla6.B2" office:value-type="string">
            <text:p text:style-name="CuerpoTabla">12:00</text:p>
          </table:table-cell>
        </table:table-row>
        <table:table-row>
          <table:table-cell table:style-name="Tabla6.A2" office:value-type="string">
            <text:p text:style-name="P15">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ext:p text:style-name="CuerpoTabla">Marta Pérez</text:p>
          </table:table-cell>
        </table:table-row>
      </table:table>
      <text:p text:style-name="P10"><text:bookmark-start text:name="__RefHeading__744_302876939"/>Tabla 01. Datos de la reunion, 2013<text:bookmark-end text:name="__RefHeading__744_302876939"/></text:p>
      <text:p text:style-name="P8"/>
      <text:p text:style-name="P17"><text:bookmark-start text:name="__RefHeading__746_302876939"/>Puntos del orden del día:<text:bookmark-end text:name="__RefHeading__746_302876939"/></text:p>
      <text:p text:style-name="Enumeraciones">- <text:span text:style-name="T3">Procesos de información SimaPro</text:span></text:p>
      <text:p text:style-name="Enumeraciones">- <text:span text:style-name="T3">Fases a cubrir desde B4 para la OMA.</text:span></text:p>
      <text:p text:style-name="Enumeraciones">- <text:span text:style-name="T3">Huelga general en educación.</text:span></text:p>
      <text:p text:style-name="P9"/>
      <text:p text:style-name="P17"><text:bookmark-start text:name="__RefHeading__748_302876939"/>Resumen de los puntos tratados:<text:bookmark-end text:name="__RefHeading__748_302876939"/></text:p>
      <text:p text:style-name="P30"><text:bookmark-start text:name="__RefHeading__750_302876939"/>Procesos de información SimaPro:<text:bookmark-end text:name="__RefHeading__750_302876939"/></text:p>
      <text:p text:style-name="Textos">Después de haber recibido la licencia para usar el software Sigma Pro, queda pendiente por parte del equipo de la fase B4 de ecoRaee la prueba de dicho software con la licencia recibida, ya que hasta la fecha sólo habíamos podido probarlo en la versión Demo.</text:p>
      <text:p text:style-name="Footer"><text:bookmark-start text:name="__RefHeading__752_302876939"/><text:bookmark-end text:name="__RefHeading__752_302876939"/></text:p>
      <text:p text:style-name="P30"><text:bookmark-start text:name="__RefHeading__754_302876939"/>Fases a cubrir desde B4 para la OMA.<text:bookmark-end text:name="__RefHeading__754_302876939"/></text:p>
      <text:p text:style-name="Textos">Marta Pérez indica que lo que la OMA necesita para la elaboración de su trabajo en los puntos que conexionan con el trabajo desarrollado por B4 es la explicación de los procesos demostrativos desarrollados en la fase B4 en forma de diagrama de proceso industrial. Este diagrama será el que utilice el equipo de la OMA para introducirlo en el sistema Sigma Pro y realizar una serie de procesos sobre él.</text:p>
      <text:p text:style-name="Textos">Una vez recibido el diagrama de proceso industrial y estudiado, el equipo de la OMA nos enviará una serie de fichas elaboradas en base al diagrama enviado, para que el equipo de la B4 las cubra con datos relativos .</text:p>
      <text:p text:style-name="Textos"><text:soft-page-break/>Previo al envío de las dichas fichas por parte de la OMA es necesario que el equipo de la OMA decida cual de las siguientes opciones es la mejor para enfocar el estudio del ciclo de vida en términos medioambientales. Las opciones son las siguientes:</text:p>
      <text:p text:style-name="P25"><text:span text:style-name="T2">- Basándonos en </text:span><text:span text:style-name="T4">una comparativa con la aternativa comercial</text:span><text:span text:style-name="T2">.</text:span></text:p>
      <text:p text:style-name="P25"><text:span text:style-name="T2">- Basándonos en una comparativa con ordenadores nuevos.</text:span></text:p>
      <text:p text:style-name="P25"><text:span text:style-name="T2">- </text:span><text:span text:style-name="T5">Basándonos en los “componentes evitados” de un sistema nuevo, al emplear componentes reutilizados</text:span><text:span text:style-name="T2">.</text:span></text:p>
      <text:p text:style-name="Textos"><text:span text:style-name="T2"/></text:p>
      <text:p text:style-name="Textos">Una vez el equipo de la OMA tome una decisión respecto a este tema, nos la hará saber.</text:p>
      <text:p text:style-name="Textos">Javier Rodeiro indica que en uno de los procesos demostrativos partimos de CPU's funcionando mientras que en el otro partimos de piezas para hacer armarios, lo que implica un proceso de desmontaje de equipos y otro proceso de montaje. Del mismo modo explica que los armarios serán adquiridos, no reusados. Javier Rodeiro pregunta qué datos necesita la OMA de los procesos de montaje y desmontaje de equipos.</text:p>
      <text:p text:style-name="Textos">Marta Pérez explica que el proceso de desmontaje no es algo a tener en cuenta por parte de la OMA para el análisis de la fase B4, ya que no influye ni en el ciclo de vida y que el hecho de que los armarios sean adquiridos tampoco, a menos que en la base de datos de Sigma Pro no figuren los elementos que se adquieran.</text:p>
      <text:p text:style-name="Textos">Marta Pérez comenta que el proceso de desmontaje será llevado a cabo por el equipo de Vilán, por lo que será ese equipo quién le facilite los datos a la OMA sobre este proceso. Javier Rodeiro explica que el equipo de la B4 tiene que llevar obligatoriamente a cabo un proceso de desmontaje de equipos, por lo que se ofrece a enviar los datos pertinentes relativos <text:s/>a dicho proceso. Marta Pérez indica que no es necesario, ya que los datos que se van a utilizar son los proporcionados por el equipo de Vilán.</text:p>
      <text:p text:style-name="Textos">Marta Pérez comenta que por parte del equipo de la B4 necesitan, además del diagrama ya solicitado, un diseño en fases con input y output del proceso de construcción de los dos procesos demostrativos y una estimación de la vida útil de los elementos construidos. Javier Rodeiro indica que los datos que se enviaran serán los de las réplicas, ya que el proceso de construcción del primer elemento no aporta parámetros reales.</text:p>
      <text:p text:style-name="Textos">Javier Rodeiro pregunta cual es la comparativa que va a realizar la OMA, es decir, sobre que dos elementos se va a realizar el estudio. Marta Pérez indica que se va a comparar el <text:span text:style-name="T4">impacto ambiental</text:span> que presenta un componente que ha agotado su vida útil y se recicla con otro componente que ha agotado su vida útil, se reutiliza, tiene otra vida útil y se recicla cuando esta termina.<text:span text:style-name="T5"> Este planteaminto sería válido en el caso de las comparativas 1 y 2, en el caso de los elementos evitados, sería diferente.</text:span></text:p>
      <text:p text:style-name="Textos"/>
      <text:p text:style-name="P24">Javier Rodeiro pregunta cómo se van a calcular el <text:span text:style-name="T4">impacto ambiental </text:span>que implica el reciclado de un determinado componente y Marta Pérez responde que esos datos los proporciona SimaPro.</text:p>
      <text:p text:style-name="Nivel2"><text:bookmark-start text:name="__RefHeading__793_154428963"/>Huelga general en educación:<text:bookmark-end text:name="__RefHeading__793_154428963"/></text:p>
      <text:p text:style-name="Textos">Javier Rodeiro comenta que está convocada para el día 24 de octubre una huelga general en el sistema educativo. Como este día coincide con el la fecha en que los miembros de la fase B4 tienen que ir a Vigo a la jornada de formación en SimaPro y debido a la posible presencia de piquetes y/o edificios cerrados, si desde la organización de las jornadas formativas se ha planteado alguna solución posible a la ocurrencia de casos como los expuestos.</text:p>
      <text:p text:style-name="Textos">Marta Pérez indica que no tenía constancia de la convocatoria de huelga y se compromete a buscar soluciones como el cambio de día de la jornada o su traslado a otro edificio, las cuales nos comunicará en cuanto la OMA tome una decisión al respecto.</text:p>
      <text:p text:style-name="P5"/>
      <text:p text:style-name="P18"/>
      <text:p text:style-name="P3"/>
      <text:p text:style-name="P3"/>
      <text:p text:style-name="P12"><text:bookmark-start text:name="__RefHeading__639_378043852"/><text:bookmark-end text:name="__RefHeading__639_378043852"/></text:p>
      <text:p text:style-name="P1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egri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size="10pt" style:font-size-asian="10.5pt"/>
    </style:style>
    <style:style style:name="Nivel2" style:family="paragraph" style:parent-style-name="Nivel1" style:master-page-name="">
      <style:paragraph-properties style:page-number="auto"/>
      <style:text-properties fo:font-size="10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age-number text:select-page="current">6</text:page-number></text:p>
      </style:header>
      <style:footer>
        <text:p text:style-name="Footer"><draw:frame draw:style-name="Mfr2" draw:name="gráficos1" text:anchor-type="paragraph" svg:width="17cm" svg:height="4.05cm" draw:z-index="3"><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14:08:22.43</meta:creation-date>
    <meta:editing-duration>P0D</meta:editing-duration>
    <meta:editing-cycles>2</meta:editing-cycles>
    <meta:generator>LibreOffice/4.0.4.2$Windows_x86 LibreOffice_project/9e9821abd0ffdbc09cd8c52eaa574fa09eb08f2</meta:generator>
    <dc:date>2013-10-22T14:18:46.39</dc:date>
    <meta:document-statistic meta:table-count="5" meta:image-count="3" meta:object-count="0" meta:page-count="6" meta:paragraph-count="95" meta:word-count="1057" meta:character-count="6047" meta:non-whitespace-character-count="5043"/>
  </office:meta>
</office:document-meta>
</file>